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08b" officeooo:paragraph-rsid="000a608b"/>
    </style:style>
    <style:style style:name="P2" style:family="paragraph" style:parent-style-name="Standard">
      <style:text-properties officeooo:rsid="000a608b" officeooo:paragraph-rsid="00159c3b"/>
    </style:style>
    <style:style style:name="P3" style:family="paragraph" style:parent-style-name="Standard">
      <style:text-properties officeooo:rsid="000b6c28" officeooo:paragraph-rsid="000b6c28"/>
    </style:style>
    <style:style style:name="P4" style:family="paragraph" style:parent-style-name="Standard">
      <style:text-properties officeooo:rsid="000b6c28" officeooo:paragraph-rsid="000a608b"/>
    </style:style>
    <style:style style:name="P5" style:family="paragraph" style:parent-style-name="Standard">
      <style:text-properties officeooo:rsid="0010b760" officeooo:paragraph-rsid="0010b760"/>
    </style:style>
    <style:style style:name="P6" style:family="paragraph" style:parent-style-name="Standard">
      <style:text-properties officeooo:rsid="0010b760" officeooo:paragraph-rsid="000b6c28"/>
    </style:style>
    <style:style style:name="P7" style:family="paragraph" style:parent-style-name="Standard">
      <style:text-properties officeooo:rsid="00159c3b" officeooo:paragraph-rsid="00159c3b"/>
    </style:style>
    <style:style style:name="P8" style:family="paragraph" style:parent-style-name="Standard">
      <style:text-properties officeooo:rsid="001856b1" officeooo:paragraph-rsid="001856b1"/>
    </style:style>
    <style:style style:name="P9" style:family="paragraph" style:parent-style-name="Standard">
      <style:text-properties officeooo:rsid="000cfb22" officeooo:paragraph-rsid="000cfb22"/>
    </style:style>
    <style:style style:name="P10" style:family="paragraph" style:parent-style-name="Standard">
      <style:text-properties officeooo:rsid="001a3cc7" officeooo:paragraph-rsid="001fadb7"/>
    </style:style>
    <style:style style:name="P11" style:family="paragraph" style:parent-style-name="Standard">
      <style:text-properties officeooo:rsid="001856b1" officeooo:paragraph-rsid="001856b1"/>
    </style:style>
    <style:style style:name="P12" style:family="paragraph" style:parent-style-name="Standard">
      <style:text-properties officeooo:rsid="001856b1" officeooo:paragraph-rsid="00237051"/>
    </style:style>
    <style:style style:name="P13" style:family="paragraph" style:parent-style-name="Standard">
      <style:text-properties officeooo:rsid="0010b760" officeooo:paragraph-rsid="0010b760"/>
    </style:style>
    <style:style style:name="P14" style:family="paragraph" style:parent-style-name="Standard">
      <style:text-properties officeooo:rsid="000a608b" officeooo:paragraph-rsid="000b6c28"/>
    </style:style>
    <style:style style:name="P15" style:family="paragraph" style:parent-style-name="Standard">
      <style:text-properties officeooo:rsid="000a608b" officeooo:paragraph-rsid="00209cfb"/>
    </style:style>
    <style:style style:name="P16" style:family="paragraph" style:parent-style-name="Standard">
      <style:text-properties officeooo:rsid="000b6c28" officeooo:paragraph-rsid="00209cfb"/>
    </style:style>
    <style:style style:name="T1" style:family="text">
      <style:text-properties officeooo:rsid="000b6c28"/>
    </style:style>
    <style:style style:name="T2" style:family="text">
      <style:text-properties officeooo:rsid="000e6aa8"/>
    </style:style>
    <style:style style:name="T3" style:family="text">
      <style:text-properties officeooo:rsid="00109b16"/>
    </style:style>
    <style:style style:name="T4" style:family="text">
      <style:text-properties officeooo:rsid="0010b760"/>
    </style:style>
    <style:style style:name="T5" style:family="text">
      <style:text-properties officeooo:rsid="0013e0f0"/>
    </style:style>
    <style:style style:name="T6" style:family="text">
      <style:text-properties officeooo:rsid="00159c3b"/>
    </style:style>
    <style:style style:name="T7" style:family="text">
      <style:text-properties officeooo:rsid="001856b1"/>
    </style:style>
    <style:style style:name="T8" style:family="text">
      <style:text-properties officeooo:rsid="001a3cc7"/>
    </style:style>
    <style:style style:name="T9" style:family="text">
      <style:text-properties officeooo:rsid="0022c7d1"/>
    </style:style>
    <style:style style:name="T10" style:family="text">
      <style:text-properties officeooo:rsid="002549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tre produit bio et locaux dans les collèges</text:p>
      <text:p text:style-name="P1">travaille sur l’approvisionnement local</text:p>
      <text:p text:style-name="P1">aide a trouver les produits <text:span text:style-name="T1">bio etc</text:span> ( les chefs savent pas ou chercher)</text:p>
      <text:p text:style-name="P1">demande annuel virtuel</text:p>
      <text:p text:style-name="P1">chantier pendant <text:s/>1 an et demi</text:p>
      <text:p text:style-name="P1">base de donnée <text:span text:style-name="T4">excel déjà prête</text:span> </text:p>
      <text:p text:style-name="P1">interface avec des filtres de recherche/ donnes gps à mettre</text:p>
      <text:p text:style-name="P1">carte interactive</text:p>
      <text:p text:style-name="P5">pas de soucis avec google map</text:p>
      <text:p text:style-name="P5">logiciel interne</text:p>
      <text:p text:style-name="P3">périmètre <text:span text:style-name="T3">G</text:span>ers + département limitrophes</text:p>
      <text:p text:style-name="P5">les chefs ont des comptes</text:p>
      <text:p text:style-name="P16"><text:span text:style-name="T2">1 compte </text:span>admin :</text:p>
      <text:p text:style-name="P15"><text:tab/>ajouter supprimer producteur</text:p>
      <text:p text:style-name="P15"/>
      <text:p text:style-name="P5"><text:span text:style-name="T7">bonus</text:span> :</text:p>
      <text:p text:style-name="P10"><text:span text:style-name="T4"><text:tab/>possibilite de commentaires pour les chefs sur les prod</text:span></text:p>
      <text:p text:style-name="P6"><text:tab/>producteurs qui s'inscrivent , cree leur fiche, compte producteurs</text:p>
      <text:p text:style-name="P5"><text:tab/>trie des favoris (mes prod favoris)</text:p>
      <text:p text:style-name="P5"><text:tab/>historique de commande</text:p>
      <text:p text:style-name="P1"/>
      <text:p text:style-name="P1"/>
      <text:p text:style-name="P14"/>
      <text:p text:style-name="P1"/>
      <text:p text:style-name="P1">*******************QUESTIONS A POSER SERVICE TECHNIQUE ********************</text:p>
      <text:p text:style-name="P1">****<text:span text:style-name="T5">Le</text:span> <text:span text:style-name="T6">serveur</text:span>?</text:p>
      <text:p text:style-name="P1">****<text:span text:style-name="T6">Laravel</text:span> ?</text:p>
      <text:p text:style-name="P2">****<text:span text:style-name="T6">Les niveaux de sécurité et les autorisations de connexions</text:span></text:p>
      <text:p text:style-name="P7"/>
      <text:p text:style-name="P4"/>
      <text:p text:style-name="P8">questions</text:p>
      <text:p text:style-name="P8"><text:tab/>catégorie multiple =&gt; afficher plutot les catégories</text:p>
      <text:p text:style-name="P8"><text:tab/><text:span text:style-name="T8">charte graphique ?</text:span></text:p>
      <text:p text:style-name="P12"><text:tab/><text:span text:style-name="T9">demande a rencontrer chef et/ou service informatique</text:span></text:p>
      <text:p text:style-name="P12"><text:tab/><text:span text:style-name="T10">technos</text:span></text:p>
      <text:p text:style-name="P12"><text:span text:style-name="T9"><text:tab/>comment logger les chefs ?</text:span></text:p>
      <text:p text:style-name="P12"><text:span text:style-name="T9"><text:tab/> 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5:30:30.280541618</meta:creation-date>
    <dc:date>2018-10-15T11:54:54.534213862</dc:date>
    <meta:editing-duration>PT2H22M6S</meta:editing-duration>
    <meta:editing-cycles>18</meta:editing-cycles>
    <meta:generator>LibreOffice/6.0.3.2$Linux_X86_64 LibreOffice_project/00m0$Build-2</meta:generator>
    <meta:document-statistic meta:table-count="0" meta:image-count="0" meta:object-count="0" meta:page-count="1" meta:paragraph-count="30" meta:word-count="150" meta:character-count="997" meta:non-whitespace-character-count="862"/>
  </office:meta>
</office:document-meta>
</file>